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Times New Roman" fo:font-size="10pt" style:text-underline-style="none" fo:font-weight="normal" style:font-name-asian="AR PL UMing HK" style:font-size-asian="10pt" style:font-weight-asian="normal" style:font-name-complex="FreeSans" style:font-size-complex="10pt" style:font-weight-complex="normal"/>
    </style:style>
    <style:style style:name="P6" style:family="paragraph" style:parent-style-name="Standard" style:list-style-name="L1">
      <style:text-properties style:font-name="Times New Roman" fo:font-size="10pt" style:text-underline-style="solid" style:text-underline-width="auto" style:text-underline-color="font-color" fo:font-weight="bold" style:font-name-asian="AR PL UMing HK" style:font-size-asian="10pt" style:font-weight-asian="bold" style:font-name-complex="FreeSans" style:font-size-complex="10pt" style:font-weight-complex="bold"/>
    </style:style>
    <style:style style:name="P7" style:family="paragraph" style:parent-style-name="Standard" style:list-style-name="L1">
      <style:text-properties style:use-window-font-color="true" style:font-name="Times New Roman" fo:font-size="10pt" style:text-underline-style="none" fo:font-weight="normal" style:font-name-asian="AR PL UMing HK" style:font-size-asian="10pt" style:font-weight-asian="normal" style:font-name-complex="FreeSans" style:font-size-complex="10pt" style:font-weight-complex="normal"/>
    </style:style>
    <style:style style:name="P8" style:family="paragraph" style:parent-style-name="Standard" style:list-style-name="L1">
      <style:text-properties style:use-window-font-color="true" style:font-name="Times New Roman" fo:font-size="10pt" style:text-underline-style="solid" style:text-underline-width="auto" style:text-underline-color="font-color" fo:font-weight="bold" style:font-name-asian="AR PL UMing HK" style:font-size-asian="10pt" style:font-weight-asian="bold" style:font-name-complex="FreeSans" style:font-size-complex="10pt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AR PL UMing HK" style:font-name-complex="FreeSans"/>
    </style:style>
    <style:style style:name="T3" style:family="text">
      <style:text-properties style:font-name="Times New Roman" fo:font-size="10pt" style:text-underline-style="none" fo:font-weight="normal" style:font-name-asian="AR PL UMing HK" style:font-size-asian="10pt" style:font-weight-asian="normal" style:font-name-complex="FreeSans" style:font-size-complex="10pt" style:font-weight-complex="normal"/>
    </style:style>
    <style:style style:name="T4" style:family="text">
      <style:text-properties style:font-name="Times New Roman" fo:font-size="10pt" style:text-underline-style="none" fo:font-weight="bold" style:font-name-asian="AR PL UMing HK" style:font-size-asian="10pt" style:font-weight-asian="bold" style:font-name-complex="FreeSans" style:font-size-complex="10pt" style:font-weight-complex="bold"/>
    </style:style>
    <style:style style:name="T5" style:family="text">
      <style:text-properties fo:color="#ff3366" style:font-name="Times New Roman" fo:font-size="10pt" style:text-underline-style="none" fo:font-weight="normal" style:font-name-asian="AR PL UMing HK" style:font-size-asian="10pt" style:font-weight-asian="normal" style:font-name-complex="FreeSans" style:font-size-complex="10pt" style:font-weight-complex="normal"/>
    </style:style>
    <style:style style:name="T6" style:family="text">
      <style:text-properties fo:color="#ff3366" style:font-name="Times New Roman" fo:font-size="10pt" style:text-underline-style="none" fo:font-weight="bold" style:font-name-asian="AR PL UMing HK" style:font-size-asian="10pt" style:font-weight-asian="bold" style:font-name-complex="FreeSans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up/Shutdown Steps</text:p>
      <text:p text:style-name="P1"/>
      <text:list xml:id="list17609444131" text:style-name="L1">
        <text:list-item>
          <text:p text:style-name="P3">Unpack</text:p>
          <text:p text:style-name="P4">can be done beforehand, but preferably close to the competition location.</text:p>
          <text:list>
            <text:list-item>
              <text:p text:style-name="P4">Remove the cable binder from the gripper</text:p>
            </text:list-item>
            <text:list-item>
              <text:p text:style-name="P4">Remove the transport braces around the base</text:p>
            </text:list-item>
            <text:list-item>
              <text:p text:style-name="P4">Unhook the springs, add the counter weight and reinstall the springs</text:p>
            </text:list-item>
            <text:list-item>
              <text:p text:style-name="P4">Make sure the little felt `oscillation damper' is in the base. </text:p>
            </text:list-item>
            <text:list-item>
              <text:p text:style-name="P4">Connect the red battery plug, the first LEDs should turn on (2 red, 2 green)</text:p>
            </text:list-item>
          </text:list>
        </text:list-item>
        <text:list-item>
          <text:p text:style-name="P3">Startup</text:p>
          <text:list>
            <text:list-item>
              <text:p text:style-name="P4">Position the base EXACTLY in the robot square.</text:p>
            </text:list-item>
            <text:list-item>
              <text:p text:style-name="P4">Turn on the power switch, LEDs on the Maestro &amp; Arduino should start blinking</text:p>
            </text:list-item>
            <text:list-item>
              <text:p text:style-name="P4">Start the laptop (Linux)</text:p>
            </text:list-item>
            <text:list-item>
              <text:p text:style-name="P4">Connect the USB cable from the laptop → Arduino</text:p>
            </text:list-item>
            <text:list-item>
              <text:p text:style-name="P4">Start the Arduino IDE on the Laptop</text:p>
            </text:list-item>
            <text:list-item>
              <text:p text:style-name="P4">Open (<text:span text:style-name="T1">↑</text:span><text:span text:style-name="T2">) the robot_arm sketch</text:span></text:p>
            </text:list-item>
            <text:list-item>
              <text:p text:style-name="P5">Make sure the IDE found the right USB port (Tools → Serial Port → /dev/ttyACM0 or 1, 2, ...)</text:p>
            </text:list-item>
            <text:list-item>
              <text:p text:style-name="P4"><text:span text:style-name="T2">Upload (</text:span><text:span text:style-name="T1">→</text:span><text:span text:style-name="T2">) the sketch (This might fail once or twice, simply try again after checking the port)</text:span></text:p>
            </text:list-item>
            <text:list-item>
              <text:p text:style-name="P5">Open the Serial Monitor (Tools → Serial Monitor)</text:p>
            </text:list-item>
            <text:list-item>
              <text:p text:style-name="P5">The Arduino should now display a line in the serial monitor</text:p>
            </text:list-item>
          </text:list>
        </text:list-item>
        <text:list-item>
          <text:p text:style-name="P6">Run</text:p>
          <text:list>
            <text:list-item>
              <text:p text:style-name="P5">The serial monitor window should ask to input an `s' character</text:p>
            </text:list-item>
            <text:list-item>
              <text:p text:style-name="P2"><text:span text:style-name="T3">→ </text:span><text:span text:style-name="T4">s</text:span><text:span text:style-name="T3"> , Enter or the Send button will send the character!</text:span></text:p>
            </text:list-item>
            <text:list-item>
              <text:p text:style-name="P5">The arm should start moving</text:p>
            </text:list-item>
            <text:list-item>
              <text:p text:style-name="P2"><text:span text:style-name="T3">Input </text:span><text:span text:style-name="T4">e</text:span><text:span text:style-name="T3"> or </text:span><text:span text:style-name="T4">w</text:span><text:span text:style-name="T3"> for the position of the bonus box. Don't forget the Enter/Send</text:span></text:p>
            </text:list-item>
            <text:list-item>
              <text:p text:style-name="P5">The next sent character will start the run. Type a character but wait with the Enter/Send for the command from the Event Supervisor</text:p>
            </text:list-item>
            <text:list-item>
              <text:p text:style-name="P5">The arm should run it's pre-programmed steps.</text:p>
            </text:list-item>
            <text:list-item>
              <text:p text:style-name="P2"><text:span text:style-name="T5">If you have to stop the run, send a</text:span><text:span text:style-name="T6"> p </text:span><text:span text:style-name="T5">character. That will cause the arm to stop the running sequence and go back into it's park position. </text:span></text:p>
            </text:list-item>
            <text:list-item>
              <text:p text:style-name="P7">The monitor will output some lines and at the end it will output the time it took to run the complete sequence.</text:p>
            </text:list-item>
          </text:list>
        </text:list-item>
        <text:list-item>
          <text:p text:style-name="P8">Shutdown</text:p>
          <text:list>
            <text:list-item>
              <text:p text:style-name="P7">After the run, the monitor will ask for an character to go back into the park position.</text:p>
            </text:list-item>
            <text:list-item>
              <text:p text:style-name="P7">Send any character</text:p>
            </text:list-item>
            <text:list-item>
              <text:p text:style-name="P7">The arm goes to park.</text:p>
            </text:list-item>
            <text:list-item>
              <text:p text:style-name="P7">Close the IDE</text:p>
            </text:list-item>
            <text:list-item>
              <text:p text:style-name="P7">Disconnect the USB cable</text:p>
            </text:list-item>
            <text:list-item>
              <text:p text:style-name="P7">Shut down the laptop</text:p>
            </text:list-item>
            <text:list-item>
              <text:p text:style-name="P7">Turn the power switch OFF</text:p>
            </text:list-item>
          </text:list>
        </text:list-item>
        <text:list-item>
          <text:p text:style-name="P8">Packing</text:p>
          <text:list>
            <text:list-item>
              <text:p text:style-name="P7">Disconnect the red battery plug</text:p>
            </text:list-item>
            <text:list-item>
              <text:p text:style-name="P7">Unhook the springs, remove the counter weight, replace the springs</text:p>
            </text:list-item>
            <text:list-item>
              <text:p text:style-name="P7">Install the transport braces, the one parallel to the arm need sto be the lower one!</text:p>
            </text:list-item>
            <text:list-item>
              <text:p text:style-name="P7">Fasten the gripper with the cable binder</text:p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Walther</meta:initial-creator>
    <meta:creation-date>2013-02-28T14:51:25</meta:creation-date>
    <dc:date>2013-03-01T09:44:01</dc:date>
    <dc:creator>Marco Walther</dc:creator>
    <meta:editing-duration>PT9M20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41" meta:word-count="412" meta:character-count="2120" meta:non-whitespace-character-count="1786"/>
  </office:meta>
</office:document-meta>
</file>